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8" style:family="paragraph" style:parent-style-name="Table_20_Contents">
      <style:text-properties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40ec"/>
    </style:style>
    <style:style style:name="T3" style:family="text">
      <style:text-properties officeooo:rsid="00074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123395018944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2">5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изменения шрифта в текстовом сообщении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TableLine212339500969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Кликнуть по кнопке - «Новое сообщение»</text:p>
          </table:table-cell>
          <table:table-cell table:style-name="Таблица1.H2" office:value-type="string">
            <text:p text:style-name="P2">Открылась форма отправки общения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Ввести произвольный текст. </text:p>
            <text:p text:style-name="P2"/>
            <text:p text:style-name="P2">- В<text:span text:style-name="T3">ы</text:span>делить введенный текст .</text:p>
            <text:p text:style-name="P2">-Выбрать <text:s/>в меню иконку - «Размер», «полужирный», «цвет »</text:p>
            <text:p text:style-name="P2"/>
            <text:p text:style-name="P2"/>
            <text:p text:style-name="P2"/>
          </table:table-cell>
          <table:table-cell table:style-name="Таблица1.H2" office:value-type="string">
            <text:p text:style-name="P2">Отобразился текст в теле сообщения.</text:p>
            <text:p text:style-name="P2"/>
            <text:p text:style-name="P2">Текст изменил, размер, стиль, цвет. </text:p>
            <text:p text:style-name="P2"/>
          </table:table-cell>
        </table:table-row>
        <table:table-row table:style-name="TableLine212339501867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/>
          </table:table-cell>
          <table:table-cell table:style-name="Таблица1.H2" office:value-type="string">
            <text:p text:style-name="P2"/>
          </table:table-cell>
        </table:table-row>
        <table:table-row table:style-name="TableLine2123395009968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0T23:00:42.896000000</dc:date>
    <meta:editing-duration>PT20H46M8S</meta:editing-duration>
    <meta:editing-cycles>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3" meta:word-count="81" meta:character-count="594" meta:non-whitespace-character-count="533"/>
  </office:meta>
</office:document-meta>
</file>